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5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3" fo:font-size="22pt" style:font-name-asian="Liberation Sans3" style:font-size-asian="22pt" style:font-name-complex="Liberation Sans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8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8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8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8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8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8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9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8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8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8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8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8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8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><text:span text:style-name="T7">0010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><text:span text:style-name="T7">0011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><text:span text:style-name="T7">00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6:02.380390444</dc:date>
    <dc:creator>elucterio </dc:creator>
    <meta:editing-duration>P1DT1H29M23S</meta:editing-duration>
    <meta:editing-cycles>50</meta:editing-cycles>
    <meta:generator>LibreOffice/4.2.8.2$Linux_X86_64 LibreOffice_project/420m0$Build-2</meta:generator>
    <meta:document-statistic meta:object-count="80"/>
  </office:meta>
</office:document-meta>
</file>